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 Dingbats1" svg:font-family="'Zapf Dingbats'" style:font-charset="x-symbol"/>
    <style:font-face style:name="Zapf Dingbats2" svg:font-family="'Zapf Dingbats'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Zapf Dingbats" svg:font-family="'Zapf Dingbats'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5cm" svg:stroke-color="#004586" draw:marker-start-width="0.275cm" draw:marker-end-width="0.275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5cm" svg:stroke-color="#ff420e" draw:marker-start-width="0.275cm" draw:marker-end-width="0.275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807cm" fo:min-width="2.648cm"/>
    </style:style>
    <style:style style:name="gr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0.32cm"/>
    </style:style>
    <style:style style:name="gr7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1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2cm"/>
    </style:style>
    <style:style style:name="gr9" style:family="graphic" style:parent-style-name="standard">
      <style:graphic-properties draw:fill="solid" draw:fill-color="#004586" draw:textarea-horizontal-align="center" draw:textarea-vertical-align="middle"/>
    </style:style>
    <style:style style:name="gr10" style:family="graphic" style:parent-style-name="standard">
      <style:graphic-properties draw:fill="solid" draw:fill-color="#ff420e" draw:textarea-horizontal-align="center" draw:textarea-vertical-align="middle"/>
    </style:style>
    <style:style style:name="gr11" style:family="graphic" style:parent-style-name="standard">
      <style:graphic-properties draw:fill="solid" draw:fill-color="#ffd320" draw:textarea-horizontal-align="center" draw:textarea-vertical-align="middle"/>
    </style:style>
    <style:style style:name="gr12" style:family="graphic" style:parent-style-name="standard">
      <style:graphic-properties draw:fill="solid" draw:fill-color="#579d1c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5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Zapf Dingbats2" style:font-name-asian="Zapf Dingbats2" style:font-name-complex="Zapf Dingbat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4" draw:layer="layout" svg:width="3.148cm" svg:height="1.057cm" svg:x="1.114cm" svg:y="6.203cm">
          <draw:text-box>
            <text:p>Replica 2</text:p>
          </draw:text-box>
        </draw:frame>
        <draw:frame draw:style-name="gr4" draw:layer="layout" svg:width="3.148cm" svg:height="1.057cm" svg:x="1.114cm" svg:y="8.432cm">
          <draw:text-box>
            <text:p>Replica 3</text:p>
          </draw:text-box>
        </draw:frame>
        <draw:line draw:style-name="gr5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6" draw:text-style-name="P1" draw:layer="layout" svg:width="0.82cm" svg:height="0.962cm" svg:x="4.8cm" svg:y="1cm">
          <draw:text-box>
            <text:p><text:span text:style-name="T1">c</text:span></text:p>
          </draw:text-box>
        </draw:frame>
        <draw:frame draw:style-name="gr7" draw:layer="layout" svg:width="2.062cm" svg:height="0.962cm" svg:x="8.2cm" svg:y="2.738cm">
          <draw:text-box>
            <text:p>&lt;<text:span text:style-name="T1">c</text:span>,<text:span text:style-name="T1">k</text:span>&gt;</text:p>
          </draw:text-box>
        </draw:frame>
        <draw:frame draw:style-name="gr7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8" draw:layer="layout" svg:width="2.062cm" svg:height="0.962cm" svg:x="8.444cm" svg:y="7.138cm">
          <draw:text-box>
            <text:p>&lt;<text:span text:style-name="T1">c</text:span>,<text:span text:style-name="T1">k</text:span>&gt;</text:p>
          </draw:text-box>
        </draw:frame>
        <draw:rect draw:style-name="gr9" draw:text-style-name="P2" draw:layer="layout" svg:width="0.5cm" svg:height="0.5cm" svg:x="5.8cm" svg:y="1.3cm">
          <text:p/>
        </draw:rect>
        <draw:rect draw:style-name="gr10" draw:text-style-name="P2" draw:layer="layout" svg:width="0.5cm" svg:height="0.5cm" svg:x="6.3cm" svg:y="1.3cm">
          <text:p/>
        </draw:rect>
        <draw:rect draw:style-name="gr11" draw:text-style-name="P2" draw:layer="layout" svg:width="0.5cm" svg:height="0.5cm" svg:x="6.8cm" svg:y="1.3cm">
          <text:p/>
        </draw:rect>
        <draw:rect draw:style-name="gr12" draw:text-style-name="P2" draw:layer="layout" svg:width="0.5cm" svg:height="0.5cm" svg:x="7.3cm" svg:y="1.3cm">
          <text:p/>
        </draw:rect>
        <draw:rect draw:style-name="gr9" draw:text-style-name="P2" draw:layer="layout" svg:width="0.5cm" svg:height="0.5cm" svg:x="0.5cm" svg:y="2.1cm">
          <text:p/>
        </draw:rect>
        <draw:rect draw:style-name="gr10" draw:text-style-name="P2" draw:layer="layout" svg:width="0.5cm" svg:height="0.5cm" svg:x="0.5cm" svg:y="4.3cm">
          <text:p/>
        </draw:rect>
        <draw:rect draw:style-name="gr11" draw:text-style-name="P2" draw:layer="layout" svg:width="0.5cm" svg:height="0.5cm" svg:x="0.5cm" svg:y="6.5cm">
          <text:p/>
        </draw:rect>
        <draw:rect draw:style-name="gr12" draw:text-style-name="P2" draw:layer="layout" svg:width="0.5cm" svg:height="0.5cm" svg:x="0.5cm" svg:y="8.7cm">
          <text:p/>
        </draw:rect>
        <draw:rect draw:style-name="gr9" draw:text-style-name="P2" draw:layer="layout" svg:width="0.5cm" svg:height="0.5cm" svg:x="10.4cm" svg:y="3cm">
          <text:p/>
        </draw:rect>
        <draw:rect draw:style-name="gr10" draw:text-style-name="P2" draw:layer="layout" svg:width="0.5cm" svg:height="0.5cm" svg:x="10.9cm" svg:y="3cm">
          <text:p/>
        </draw:rect>
        <draw:rect draw:style-name="gr11" draw:text-style-name="P2" draw:layer="layout" svg:width="0.5cm" svg:height="0.5cm" svg:x="11.4cm" svg:y="3cm">
          <text:p/>
        </draw:rect>
        <draw:rect draw:style-name="gr12" draw:text-style-name="P2" draw:layer="layout" svg:width="0.5cm" svg:height="0.5cm" svg:x="11.9cm" svg:y="3cm">
          <text:p/>
        </draw:rect>
        <draw:rect draw:style-name="gr9" draw:text-style-name="P2" draw:layer="layout" svg:width="0.5cm" svg:height="0.5cm" svg:x="10.4cm" svg:y="5.2cm">
          <text:p/>
        </draw:rect>
        <draw:rect draw:style-name="gr10" draw:text-style-name="P2" draw:layer="layout" svg:width="0.5cm" svg:height="0.5cm" svg:x="10.9cm" svg:y="5.2cm">
          <text:p/>
        </draw:rect>
        <draw:rect draw:style-name="gr11" draw:text-style-name="P2" draw:layer="layout" svg:width="0.5cm" svg:height="0.5cm" svg:x="11.4cm" svg:y="5.2cm">
          <text:p/>
        </draw:rect>
        <draw:rect draw:style-name="gr12" draw:text-style-name="P2" draw:layer="layout" svg:width="0.5cm" svg:height="0.5cm" svg:x="11.9cm" svg:y="5.2cm">
          <text:p/>
        </draw:rect>
        <draw:rect draw:style-name="gr9" draw:text-style-name="P2" draw:layer="layout" svg:width="0.5cm" svg:height="0.5cm" svg:x="10.4cm" svg:y="7.4cm">
          <text:p/>
        </draw:rect>
        <draw:rect draw:style-name="gr10" draw:text-style-name="P2" draw:layer="layout" svg:width="0.5cm" svg:height="0.5cm" svg:x="10.9cm" svg:y="7.4cm">
          <text:p/>
        </draw:rect>
        <draw:rect draw:style-name="gr11" draw:text-style-name="P2" draw:layer="layout" svg:width="0.5cm" svg:height="0.5cm" svg:x="11.4cm" svg:y="7.4cm">
          <text:p/>
        </draw:rect>
        <draw:rect draw:style-name="gr12" draw:text-style-name="P2" draw:layer="layout" svg:width="0.5cm" svg:height="0.5cm" svg:x="11.9cm" svg:y="7.4cm">
          <text:p/>
        </draw:rect>
        <draw:frame draw:style-name="gr13" draw:layer="layout" svg:width="1.04cm" svg:height="0.882cm" svg:x="12.8cm" svg:y="2.8cm">
          <draw:text-box>
            <text:p><text:span text:style-name="T2">✔</text:span></text:p>
          </draw:text-box>
        </draw:frame>
        <draw:frame draw:style-name="gr13" draw:layer="layout" svg:width="1.04cm" svg:height="0.882cm" svg:x="12.8cm" svg:y="5cm">
          <draw:text-box>
            <text:p><text:span text:style-name="T2">✔</text:span></text:p>
          </draw:text-box>
        </draw:frame>
        <draw:frame draw:style-name="gr13" draw:layer="layout" svg:width="1.04cm" svg:height="0.882cm" svg:x="12.8cm" svg:y="7.2cm">
          <draw:text-box>
            <text:p><text:span text:style-name="T2">✔</text:span></text:p>
          </draw:text-box>
        </draw:frame>
        <draw:frame draw:style-name="gr13" draw:layer="layout" svg:width="1.04cm" svg:height="0.882cm" svg:x="8.46cm" svg:y="1.118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Zapf Dingbats1" svg:font-family="'Zapf Dingbats'" style:font-charset="x-symbol"/>
    <style:font-face style:name="Zapf Dingbats2" svg:font-family="'Zapf Dingbats'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Zapf Dingbats" svg:font-family="'Zapf Dingbats'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8M8S</meta:editing-duration>
    <meta:editing-cycles>9</meta:editing-cycles>
    <meta:generator>LibreOffice/4.3.2.2$MacOSX_X86_64 LibreOffice_project/edfb5295ba211bd31ad47d0bad0118690f76407d</meta:generator>
    <meta:initial-creator>Alberto Montresor</meta:initial-creator>
    <dc:date>2014-12-02T09:19:34.317069000</dc:date>
    <meta:document-statistic meta:object-count="40"/>
  </office:meta>
</office:document-meta>
</file>